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7A0000004052C4E453418CE421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674in" fo:margin-left="-0.0785in" fo:margin-top="0in" fo:margin-bottom="0in" table:align="left" style:writing-mode="lr-tb"/>
    </style:style>
    <style:style style:name="Table1.A" style:family="table-column">
      <style:table-column-properties style:column-width="1.1424in"/>
    </style:style>
    <style:style style:name="Table1.B" style:family="table-column">
      <style:table-column-properties style:column-width="0.234in"/>
    </style:style>
    <style:style style:name="Table1.C" style:family="table-column">
      <style:table-column-properties style:column-width="0.0764in"/>
    </style:style>
    <style:style style:name="Table1.D" style:family="table-column">
      <style:table-column-properties style:column-width="0.1965in"/>
    </style:style>
    <style:style style:name="Table1.E" style:family="table-column">
      <style:table-column-properties style:column-width="0.7535in"/>
    </style:style>
    <style:style style:name="Table1.F" style:family="table-column">
      <style:table-column-properties style:column-width="0.2313in"/>
    </style:style>
    <style:style style:name="Table1.G" style:family="table-column">
      <style:table-column-properties style:column-width="0.0278in"/>
    </style:style>
    <style:style style:name="Table1.H" style:family="table-column">
      <style:table-column-properties style:column-width="0.9563in"/>
    </style:style>
    <style:style style:name="Table1.I" style:family="table-column">
      <style:table-column-properties style:column-width="0.2785in"/>
    </style:style>
    <style:style style:name="Table1.J" style:family="table-column">
      <style:table-column-properties style:column-width="0.2986in"/>
    </style:style>
    <style:style style:name="Table1.K" style:family="table-column">
      <style:table-column-properties style:column-width="0.4069in"/>
    </style:style>
    <style:style style:name="Table1.L" style:family="table-column">
      <style:table-column-properties style:column-width="0.1972in"/>
    </style:style>
    <style:style style:name="Table1.M" style:family="table-column">
      <style:table-column-properties style:column-width="0.0986in"/>
    </style:style>
    <style:style style:name="Table1.N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-left="0.5pt solid #000001" fo:border-right="none" fo:border-top="0.5pt solid #000001" fo:border-bottom="none">
        <style:background-image/>
      </style:table-cell-properties>
    </style:style>
    <style:style style:name="Table1.D1" style:family="table-cell">
      <style:table-cell-properties fo:background-color="#ffffff" fo:padding-left="0.0785in" fo:padding-right="0.075in" fo:padding-top="0in" fo:padding-bottom="0in" fo:border-left="none" fo:border-right="none" fo:border-top="0.5pt solid #000001" fo:border-bottom="none">
        <style:background-image/>
      </style:table-cell-properties>
    </style:style>
    <style:style style:name="Table1.E1" style:family="table-cell">
      <style:table-cell-properties fo:background-color="#ffffff" fo:padding-left="0.0785in" fo:padding-right="0.075in" fo:padding-top="0in" fo:padding-bottom="0in" fo:border-left="none" fo:border-right="0.5pt solid #000001" fo:border-top="0.5pt solid #000001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none">
        <style:background-image/>
      </style:table-cell-properties>
    </style:style>
    <style:style style:name="Table1.D2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Table1.E2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A3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1.D3" style:family="table-cell">
      <style:table-cell-properties fo:background-color="#ffffff" fo:padding-left="0.0785in" fo:padding-right="0.075in" fo:padding-top="0in" fo:padding-bottom="0in" fo:border-left="none" fo:border-right="none" fo:border-top="none" fo:border-bottom="0.5pt solid #000001">
        <style:background-image/>
      </style:table-cell-properties>
    </style:style>
    <style:style style:name="Table1.E3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Table1.A4" style:family="table-cell">
      <style:table-cell-properties fo:background-color="#ffffff" fo:padding-left="0.0785in" fo:padding-right="0.075in" fo:padding-top="0in" fo:padding-bottom="0in" fo:border="0.5pt solid #000001">
        <style:background-image/>
      </style:table-cell-properties>
    </style:style>
    <style:style style:name="Table1.A6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0.5pt solid #000001" fo:border-bottom="0.5pt solid #000001">
        <style:background-image/>
      </style:table-cell-properties>
    </style:style>
    <style:style style:name="Table1.B6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0.5pt solid #00000a" fo:border-bottom="0.5pt solid #000001">
        <style:background-image/>
      </style:table-cell-properties>
    </style:style>
    <style:style style:name="Table1.K6" style:family="table-cell">
      <style:table-cell-properties fo:background-color="#ffffff" fo:padding-left="0.0785in" fo:padding-right="0.075in" fo:padding-top="0in" fo:padding-bottom="0in" fo:border-left="0.5pt solid #00000a" fo:border-right="0.5pt solid #000001" fo:border-top="0.5pt solid #00000a" fo:border-bottom="0.5pt solid #000001">
        <style:background-image/>
      </style:table-cell-properties>
    </style:style>
    <style:style style:name="Table1.G10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0.5pt solid #000001" fo:border-bottom="0.5pt solid #000001">
        <style:background-image/>
      </style:table-cell-properties>
    </style:style>
    <style:style style:name="Table1.N10" style:family="table-cell">
      <style:table-cell-properties fo:background-color="#ffffff" fo:padding-left="0.0785in" fo:padding-right="0.075in" fo:padding-top="0in" fo:padding-bottom="0in" fo:border-left="0.5pt solid #00000a" fo:border-right="0.5pt solid #000001" fo:border-top="0.5pt solid #000001" fo:border-bottom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5pt" fo:language="en" fo:country="US" style:text-underline-style="solid" style:text-underline-width="auto" style:text-underline-color="font-color" fo:font-weight="bold" style:font-size-asian="5pt" style:font-weight-asian="bold" style:font-size-complex="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0654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5.0654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id" fo:country="I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id" fo:country="I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id" fo:country="ID" fo:font-weight="bold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5.0654in"/>
        </style:tab-stops>
      </style:paragraph-properties>
      <style:text-properties fo:language="id" fo:country="ID"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5.0654in"/>
        </style:tab-stops>
      </style:paragraph-properties>
      <style:text-properties fo:language="id" fo:country="ID" fo:font-style="italic" style:font-style-asian="italic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fi" fo:country="FI"/>
    </style:style>
    <style:style style:name="P1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language="en" fo:country="US"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fo:font-weight="bold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 officeooo:paragraph-rsid="00168066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0654in"/>
        </style:tab-stops>
      </style:paragraph-properties>
      <style:text-properties fo:language="en" fo:country="US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en" fo:country="US" fo:font-style="italic" style:font-style-asian="italic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id" fo:country="ID" fo:font-style="italic" fo:font-weight="bold" style:font-style-asian="italic" style:font-weight-asian="bold" style:font-style-complex="italic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language="id" fo:country="ID" officeooo:rsid="001c4be9" officeooo:paragraph-rsid="001c4be9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eaf6b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master-page-name="">
      <style:paragraph-properties fo:margin-top="0in" fo:margin-bottom="0in" loext:contextual-spacing="false" fo:text-align="center" style:justify-single-word="false" style:page-number="auto" fo:break-before="auto" fo:break-after="auto"/>
      <style:text-properties fo:language="en" fo:country="US" fo:font-weight="bold" style:font-weight-asian="bold"/>
    </style:style>
    <style:style style:name="P31" style:family="paragraph" style:parent-style-name="Standard">
      <style:paragraph-properties fo:margin-left="0.0417in" fo:margin-right="0in" fo:margin-top="0in" fo:margin-bottom="0in" loext:contextual-spacing="false" fo:line-height="100%" fo:text-align="justify" style:justify-single-word="false" fo:text-indent="0in" style:auto-text-indent="false"/>
      <style:text-properties fo:language="en" fo:country="US"/>
    </style:style>
    <style:style style:name="P32" style:family="paragraph" style:parent-style-name="Standard">
      <style:paragraph-properties fo:text-align="justify" style:justify-single-word="false"/>
      <style:text-properties style:font-name="Metropolis" officeooo:rsid="0024eac5" officeooo:paragraph-rsid="00172b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0c15c7" style:font-weight-asian="bold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fo:font-style="italic" fo:font-weight="bold" officeooo:rsid="000c15c7" style:font-style-asian="italic" style:font-weight-asian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officeooo:rsid="00287da1"/>
    </style:style>
    <style:style style:name="T8" style:family="text">
      <style:text-properties fo:language="fi" fo:country="FI"/>
    </style:style>
    <style:style style:name="T9" style:family="text">
      <style:text-properties fo:language="fi" fo:country="FI" fo:font-weight="bold" style:font-weight-asian="bold"/>
    </style:style>
    <style:style style:name="T10" style:family="text">
      <style:text-properties fo:language="fi" fo:country="FI" fo:font-style="italic" style:font-style-asian="italic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officeooo:rsid="0028fee4"/>
    </style:style>
    <style:style style:name="T15" style:family="text">
      <style:text-properties fo:language="id" fo:country="ID"/>
    </style:style>
    <style:style style:name="T16" style:family="text">
      <style:text-properties fo:language="id" fo:country="ID" officeooo:rsid="0024eac5"/>
    </style:style>
    <style:style style:name="T17" style:family="text">
      <style:text-properties officeooo:rsid="00172b00"/>
    </style:style>
    <style:style style:name="fr1" style:family="graphic" style:parent-style-name="Graphics">
      <style:graphic-properties fo:margin-left="0.1252in" fo:margin-right="0.133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PORAN KETIDAKSESUAIAN INTERNAL AUDIT</text:p>
      <text:p text:style-name="P1"><text:span text:style-name="T2">(</text:span><text:span text:style-name="T4">NON CONFORMITY REPORT</text:span><text:span text:style-name="T2">)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3" office:value-type="string">
            <text:p text:style-name="P18">Bagian </text:p>
          </table:table-cell>
          <table:covered-table-cell/>
          <table:covered-table-cell/>
          <table:table-cell table:style-name="Table1.D1" office:value-type="string">
            <text:p text:style-name="P20">:</text:p>
          </table:table-cell>
          <table:table-cell table:style-name="Table1.E1" table:number-columns-spanned="4" office:value-type="string">
            <text:p text:style-name="P6">BA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8">No</text:p>
          </table:table-cell>
          <table:covered-table-cell/>
          <table:covered-table-cell/>
          <table:table-cell table:style-name="Table1.D1" office:value-type="string">
            <text:p text:style-name="P20">:</text:p>
          </table:table-cell>
          <table:table-cell table:style-name="Table1.E1" table:number-columns-spanned="2" office:value-type="string">
            <text:p text:style-name="P8"><text:span text:style-name="T1"><text:text-input text:description="&lt;o.name&gt;"/></text:span><text:span text:style-name="T1"><text:text-input text:description="&lt;o.name&gt;">NO_TEMUAN</text:text-input>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18">Auditee</text:p>
          </table:table-cell>
          <table:covered-table-cell/>
          <table:covered-table-cell/>
          <table:table-cell table:style-name="Table1.D2" office:value-type="string">
            <text:p text:style-name="P20">:</text:p>
          </table:table-cell>
          <table:table-cell table:style-name="Table1.E2" table:number-columns-spanned="4" office:value-type="string">
            <text:p text:style-name="P6"><text:text-input text:description="&lt;for each=&quot;detail in o.auditee_ids&quot;&gt;">START_AUDITEE</text:text-input></text:p>
            <text:p text:style-name="P6"><text:text-input text:description="&lt;detail.name&gt;">AUDITEE</text:text-input></text:p>
            <text:p text:style-name="P6"><text:text-input text:description="&lt;/for&gt;">END_AUDITEE</text:text-input>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18">Tgl Audit</text:p>
          </table:table-cell>
          <table:covered-table-cell/>
          <table:covered-table-cell/>
          <table:table-cell table:style-name="Table1.D2" office:value-type="string">
            <text:p text:style-name="P20">:</text:p>
          </table:table-cell>
          <table:table-cell table:style-name="Table1.E2" table:number-columns-spanned="2" office:value-type="string">
            <text:p text:style-name="P6"><text:text-input text:description="&lt;o.tgl_audit&gt;">TGL_AUDIT</text:text-input></text:p>
          </table:table-cell>
          <table:covered-table-cell/>
        </table:table-row>
        <table:table-row table:style-name="Table1.1">
          <table:table-cell table:style-name="Table1.A3" table:number-columns-spanned="3" office:value-type="string">
            <text:p text:style-name="P18">Auditor</text:p>
          </table:table-cell>
          <table:covered-table-cell/>
          <table:covered-table-cell/>
          <table:table-cell table:style-name="Table1.D3" office:value-type="string">
            <text:p text:style-name="P20">:</text:p>
          </table:table-cell>
          <table:table-cell table:style-name="Table1.E3" table:number-columns-spanned="4" office:value-type="string">
            <text:p text:style-name="P22"><text:text-input text:description="&lt;for each=&quot;detail in o.auditor_ids&quot;&gt;">START_AUDITEE</text:text-input></text:p>
            <text:p text:style-name="P22"><text:text-input text:description="&lt;detail.name&gt;">AUDITEE</text:text-input></text:p>
            <text:p text:style-name="P22"><text:text-input text:description="&lt;/for&gt;">END_AUDITEE</text:text-input></text:p>
          </table:table-cell>
          <table:covered-table-cell/>
          <table:covered-table-cell/>
          <table:covered-table-cell/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D3" office:value-type="string">
            <text:p text:style-name="P12"/>
          </table:table-cell>
          <table:table-cell table:style-name="Table1.E3" table:number-columns-spanned="2" office:value-type="string">
            <text:p text:style-name="P11"/>
          </table:table-cell>
          <table:covered-table-cell/>
        </table:table-row>
        <table:table-row table:style-name="Table1.1">
          <table:table-cell table:style-name="Table1.A4" table:number-columns-spanned="14" office:value-type="string">
            <text:p text:style-name="P8"><text:span text:style-name="T9">Persyaratan </text:span><text:span text:style-name="T10">(diisi oleh auditor)</text:span><text:span text:style-name="T9">:</text:span></text:p>
            <text:p text:style-name="P3"/>
            <text:p text:style-name="P7"><text:span text:style-name="T2"><text:text-input text:description="&lt;o.klausul_id.kode&gt;">KODE_KLAUSUL</text:text-input></text:span><text:span text:style-name="T2">: </text:span><text:span text:style-name="T4"><text:text-input text:description="&lt;o.klausul_id.name&gt;">KLAUSUL</text:text-input></text:span></text:p>
            <text:p text:style-name="P24"><text:text-input text:description="&lt;o.klausul_id.keterangan&gt;">KETERANGAN</text:text-input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4" office:value-type="string">
            <text:p text:style-name="P8"><text:span text:style-name="T11">Temuan Ketidaksesuaian dan Bukti Obyektif </text:span><text:span text:style-name="T12">(diisi oleh auditor)</text:span><text:span text:style-name="T11">:</text:span></text:p>
            <text:p text:style-name="P6"/>
            <text:p text:style-name="P8"><text:text-input text:description="&lt;o.nc&gt;">NC</text:text-input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8">Kategori</text:p>
          </table:table-cell>
          <table:table-cell table:style-name="Table1.B6" office:value-type="string">
            <text:p text:style-name="P32"><text:span text:style-name="T17"><text:text-input text:description="&lt;choose&gt;">S</text:text-input></text:span></text:p>
            <text:p text:style-name="P32"><text:text-input text:description="&lt;when test=&quot;o.kategori == 'major'&quot;&gt;">W</text:text-input><text:span text:style-name="T7">√</text:span><text:span text:style-name="T15"><text:text-input text:description="&lt;/when&gt;">E</text:text-input></text:span></text:p>
            <text:p text:style-name="P32"><text:span text:style-name="T15"><text:text-input text:description="&lt;/choose&gt;">EC</text:text-input></text:span></text:p>
          </table:table-cell>
          <table:table-cell table:style-name="Table1.B6" table:number-columns-spanned="3" office:value-type="string">
            <text:p text:style-name="P31">Major</text:p>
          </table:table-cell>
          <table:covered-table-cell/>
          <table:covered-table-cell/>
          <table:table-cell table:style-name="Table1.B6" table:number-columns-spanned="2" office:value-type="string">
            <text:p text:style-name="P32"><text:span text:style-name="T17"><text:text-input text:description="&lt;choose&gt;">S</text:text-input></text:span></text:p>
            <text:p text:style-name="P32"><text:text-input text:description="&lt;when test=&quot;o.kategori == 'minor'&quot;&gt;">W</text:text-input><text:span text:style-name="T7">√</text:span><text:span text:style-name="T15"><text:text-input text:description="&lt;/when&gt;">E</text:text-input></text:span></text:p>
            <text:p text:style-name="P32"><text:span text:style-name="T15"><text:text-input text:description="&lt;/choose&gt;">EC</text:text-input></text:span></text:p>
          </table:table-cell>
          <table:covered-table-cell/>
          <table:table-cell table:style-name="Table1.B6" table:number-columns-spanned="2" office:value-type="string">
            <text:p text:style-name="P6">Minor</text:p>
          </table:table-cell>
          <table:covered-table-cell/>
          <table:table-cell table:style-name="Table1.B6" office:value-type="string">
            <text:p text:style-name="P32"><text:span text:style-name="T17"><text:text-input text:description="&lt;choose&gt;">S</text:text-input></text:span></text:p>
            <text:p text:style-name="P32"><text:text-input text:description="&lt;when test=&quot;o.kategori == 'observation'&quot;&gt;">W</text:text-input><text:span text:style-name="T7">√</text:span><text:span text:style-name="T15"><text:text-input text:description="&lt;/when&gt;">E</text:text-input></text:span></text:p>
            <text:p text:style-name="P32"><text:span text:style-name="T15"><text:text-input text:description="&lt;/choose&gt;">EC</text:text-input></text:span></text:p>
          </table:table-cell>
          <table:table-cell table:style-name="Table1.K6" table:number-columns-spanned="4" office:value-type="string">
            <text:p text:style-name="P6">Observatio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4" office:value-type="string">
            <text:p text:style-name="P8"><text:span text:style-name="T9">Akar Masalah </text:span><text:span text:style-name="T10">(diisi oleh auditee)</text:span><text:span text:style-name="T9">:</text:span></text:p>
            <text:p text:style-name="P8"><text:span text:style-name="T9"/></text:p>
            <text:p text:style-name="P29"><text:span text:style-name="T8"><text:text-input text:description="&lt;o.akar_masalah&gt;">AKAR_MASALAH</text:text-input></text:span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4" office:value-type="string">
            <text:p text:style-name="P11"><text:span text:style-name="T11">Tindakan Perbaikan (</text:span><text:span text:style-name="T13">Correction</text:span><text:span text:style-name="T11">) </text:span><text:span text:style-name="T12">(diisi oleh auditee)</text:span><text:span text:style-name="T11">:</text:span></text:p>
            <text:p text:style-name="P26"/>
            <text:p text:style-name="P11"><text:text-input text:description="&lt;o.tindakan_perbaikan&gt;">TINDAKAN_PERBAIKAN</text:text-input></text:p>
            <text:p text:style-name="P11"/>
            <text:p text:style-name="P11">Target Waktu <text:s/>: <text:text-input text:description="&lt;o.target_perbaikan&gt;">TARGET_PERBAIKAN</text:text-input><text:text-input text:description="&lt;o.target_perbaikan&gt;"/></text:p>
            <text:p text:style-name="P11">PIC <text:s text:c="20"/>: <text:text-input text:description="&lt;o.pic_perbaikan&gt;">PIC_PERBAIKA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4" office:value-type="string">
            <text:p text:style-name="P28"><text:span text:style-name="T2">Tindakan Korektif (</text:span><text:span text:style-name="T4">Corrective Action</text:span><text:span text:style-name="T2">) </text:span><text:span text:style-name="T6">(diisi oleh auditee)</text:span><text:span text:style-name="T2">:</text:span></text:p>
            <text:p text:style-name="P6"/>
            <text:p text:style-name="P6"><text:text-input text:description="&lt;o.tindakan_korektif&gt;">TINDAKAN_KOREKTIF</text:text-input></text:p>
            <text:p text:style-name="P23"/>
            <text:p text:style-name="P8"><text:span text:style-name="T1">Target Waktu <text:s/>:</text:span> <text:text-input text:description="&lt;o.target_korektif&gt;">TARGET_KOREKTIF</text:text-input></text:p>
            <text:p text:style-name="P9"><text:span text:style-name="T1">PIC <text:s text:c="20"/>:</text:span> <text:text-input text:description="&lt;o.pic_korektif&gt;">PIC_KOREKT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6" table:number-columns-spanned="6" office:value-type="string">
            <text:p text:style-name="P14"/>
            <text:p text:style-name="P14"/>
            <text:p text:style-name="P14"/>
            <text:p text:style-name="P14"/>
            <text:p text:style-name="P15"><text:span text:style-name="T11">Lead Auditor <text:s text:c="19"/>Auditor</text:span><text:span text:style-name="T3">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0" table:number-columns-spanned="7" office:value-type="string">
            <text:p text:style-name="P13"/>
            <text:p text:style-name="P13"/>
            <text:p text:style-name="P13"/>
            <text:p text:style-name="P13"/>
            <text:p text:style-name="P25">Audite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0" office:value-type="string">
            <text:p text:style-name="P4">Mengetahui,</text:p>
            <text:p text:style-name="P4"/>
            <text:p text:style-name="P4"/>
            <text:p text:style-name="P4"/>
            <text:p text:style-name="P10"><text:span text:style-name="T4">Management Representati</text:span><text:span text:style-name="T5">on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language="id" fo:country="I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id" fo:country="ID"/>
    </style:style>
    <style:style style:name="Footer_20_Char" style:display-name="Footer Char" style:family="text" style:parent-style-name="Default_20_Paragraph_20_Font">
      <style:text-properties fo:language="id" fo:country="I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33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-0.6882in" svg:y="-0.2583in" svg:width="1.3661in" svg:height="0.7083in" draw:z-index="1"><draw:image xlink:href="Pictures/100000000000007A0000004052C4E453418CE421.jpg" xlink:type="simple" xlink:show="embed" xlink:actuate="onLoad"/><svg:desc>Description: EDI-I logo</svg:desc></draw:frame></text:p>
      </style:header>
    </style:master-page>
    <style:master-page style:name="Converted1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ka.aryoko</meta:initial-creator>
    <meta:editing-cycles>36</meta:editing-cycles>
    <meta:print-date>2014-06-05T03:32:00</meta:print-date>
    <meta:creation-date>2015-07-01T03:22:00</meta:creation-date>
    <dc:date>2018-06-12T13:59:29.413895261</dc:date>
    <meta:editing-duration>PT5H23M30S</meta:editing-duration>
    <meta:generator>LibreOffice/5.1.6.2$Linux_x86 LibreOffice_project/10m0$Build-2</meta:generator>
    <meta:document-statistic meta:table-count="1" meta:image-count="1" meta:object-count="0" meta:page-count="2" meta:paragraph-count="53" meta:word-count="171" meta:character-count="839" meta:non-whitespace-character-count="732"/>
    <meta:user-defined meta:name="AppVersion">15.0000</meta:user-defined>
    <meta:user-defined meta:name="Company">Defton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